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officeooo:rsid="001cb218" officeooo:paragraph-rsid="001cb218" style:font-size-asian="16pt" style:font-size-complex="16pt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officeooo:rsid="001cb218" officeooo:paragraph-rsid="001cb218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6pt" fo:font-style="italic" officeooo:rsid="001cb218" officeooo:paragraph-rsid="001cb218" style:font-size-asian="16pt" style:font-style-asian="italic" style:font-size-complex="16pt" style:font-style-complex="italic"/>
    </style:style>
    <style:style style:name="P4" style:family="paragraph" style:parent-style-name="Preformatted_20_Text">
      <style:paragraph-properties fo:text-align="center" style:justify-single-word="false" fo:break-before="column"/>
      <style:text-properties fo:font-size="16pt" officeooo:rsid="001cb218" officeooo:paragraph-rsid="001cb218" style:font-size-asian="16pt" style:font-size-complex="16pt"/>
    </style:style>
    <style:style style:name="T1" style:family="text">
      <style:text-properties officeooo:rsid="001e851a"/>
    </style:style>
    <style:style style:name="T2" style:family="text">
      <style:text-properties officeooo:rsid="001ff07f"/>
    </style:style>
    <style:style style:name="T3" style:family="text">
      <style:text-properties officeooo:rsid="00247f02"/>
    </style:style>
    <style:style style:name="T4" style:family="text">
      <style:text-properties officeooo:rsid="0024a21e"/>
    </style:style>
    <style:style style:name="T5" style:family="text">
      <style:text-properties officeooo:rsid="00259d75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== <text:span text:style-name="T5">UPDATED </text:span>CUTTING LIST ==--</text:p>
      <text:p text:style-name="P2"/>
      <text:section text:style-name="Sect1" text:name="Section1">
        <text:p text:style-name="P1">--- Reel 1 <text:span text:style-name="T4">(loose)</text:span> ---</text:p>
        <text:p text:style-name="P1">SP: 20.7m<text:tab/>[ ]</text:p>
        <text:p text:style-name="P1">D7: <text:s/>2.7m<text:tab/>[ ]</text:p>
        <text:p text:style-name="P1"/>
        <text:p text:style-name="P1">--- Reel 2 ---</text:p>
        <text:p text:style-name="P1"><text:span text:style-name="T1">D1: </text:span>14.7m<text:tab/>[ ]</text:p>
        <text:p text:style-name="P1"><text:span text:style-name="T1">C2: </text:span>14.7m<text:tab/>[ ]</text:p>
        <text:p text:style-name="P1"><text:span text:style-name="T1">A7: <text:s/></text:span>8.7m<text:tab/>[ ]</text:p>
        <text:p text:style-name="P1"/>
        <text:p text:style-name="P1">--- Reel 3 ---</text:p>
        <text:p text:style-name="P1"><text:span text:style-name="T1">A4: </text:span>14.7m<text:tab/>[ ]</text:p>
        <text:p text:style-name="P1"><text:span text:style-name="T1">B3: </text:span>14.7m<text:tab/>[ ]</text:p>
        <text:p text:style-name="P1"><text:span text:style-name="T1">E2: </text:span>14.7m<text:tab/>[ ]</text:p>
        <text:p text:style-name="P1"><text:span text:style-name="T1">F3: </text:span>14.7m<text:tab/>[ ]</text:p>
        <text:p text:style-name="P1"><text:span text:style-name="T1">G4: </text:span>14.7m<text:tab/>[ ]</text:p>
        <text:p text:style-name="P1"><text:span text:style-name="T1">A5: </text:span>12.7m<text:tab/>[ ]</text:p>
        <text:p text:style-name="P1"><text:span text:style-name="T1">B4: </text:span>12.7m<text:tab/>[ ]</text:p>
        <text:p text:style-name="P1"/>
        <text:p text:style-name="P1">--- Reel 4 ---</text:p>
        <text:p text:style-name="P1"><text:span text:style-name="T2">E3: </text:span>12.7m<text:tab/>[ ]</text:p>
        <text:p text:style-name="P1"><text:span text:style-name="T2">F4: </text:span>12.7m<text:tab/>[ ]</text:p>
        <text:p text:style-name="P1"><text:span text:style-name="T2">A6: </text:span>10.7m<text:tab/>[ ]</text:p>
        <text:p text:style-name="P1"><text:span text:style-name="T2">B5: </text:span>10.7m<text:tab/>[ ]</text:p>
        <text:p text:style-name="P1"><text:span text:style-name="T2">C4: </text:span>10.7m<text:tab/>[ ]</text:p>
        <text:p text:style-name="P1"><text:span text:style-name="T2">D3: </text:span>10.7m<text:tab/>[ ]</text:p>
        <text:p text:style-name="P1"><text:span text:style-name="T2">E4: </text:span>10.7m<text:tab/>[ ]</text:p>
        <text:p text:style-name="P1"><text:span text:style-name="T2">F5: </text:span>10.7m<text:tab/>[ ]</text:p>
        <text:p text:style-name="P1"><text:span text:style-name="T2">C7: <text:s/></text:span>4.7m <text:s/>[ ]</text:p>
        <text:p text:style-name="P1"><text:span text:style-name="T2">D6: <text:s/></text:span>4.7m <text:s/>[ ]</text:p>
        <text:p text:style-name="P1"/>
        <text:p text:style-name="P4">--- Reel 5 ---</text:p>
        <text:p text:style-name="P3">(1.1<text:span text:style-name="T4">m</text:span> too long <text:span text:style-name="T4">overall</text:span>)</text:p>
        <text:p text:style-name="P3"/>
        <text:p text:style-name="P1"><text:span text:style-name="T3">G6: </text:span>10.7m<text:tab/>[ ]</text:p>
        <text:p text:style-name="P1"><text:span text:style-name="T3">B6: </text:span><text:s/>8.7m<text:tab/>[ ]</text:p>
        <text:p text:style-name="P1"><text:span text:style-name="T3">C5: </text:span><text:s/>8.7m<text:tab/>[ ]</text:p>
        <text:p text:style-name="P1"><text:span text:style-name="T3">D4: </text:span><text:s/>8.7m<text:tab/>[ ]</text:p>
        <text:p text:style-name="P1"><text:span text:style-name="T3">E5: </text:span><text:s/>8.7m<text:tab/>[ ]</text:p>
        <text:p text:style-name="P1"><text:span text:style-name="T3">F6: </text:span><text:s/>8.7m<text:tab/>[ ]</text:p>
        <text:p text:style-name="P1"><text:span text:style-name="T3">G7: </text:span><text:s/>8.7m <text:s/>[ ]</text:p>
        <text:p text:style-name="P1"><text:span text:style-name="T3">B7: </text:span><text:s/>6.7m<text:tab/>[ ]</text:p>
        <text:p text:style-name="P1"><text:span text:style-name="T3">C6: </text:span><text:s/>6.7m<text:tab/>[ ]</text:p>
        <text:p text:style-name="P1"><text:span text:style-name="T3">D5: </text:span><text:s/>6.7m<text:tab/>[ ]</text:p>
        <text:p text:style-name="P1"><text:span text:style-name="T3">E6: </text:span><text:s/>6.7m<text:tab/>[ ]</text:p>
        <text:p text:style-name="P1"><text:span text:style-name="T3">F7: </text:span><text:s/>6.7m<text:tab/>[ ]</text:p>
        <text:p text:style-name="P1"><text:span text:style-name="T3">E6: </text:span><text:s/>4.7m<text:tab/>[ 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5T01:48:50.093957517</dc:date>
    <dc:creator>David Turner</dc:creator>
    <meta:generator>LibreOffice/4.2.4.2$Linux_X86_64 LibreOffice_project/420m0$Build-2</meta:generator>
    <meta:editing-duration>PT5M27S</meta:editing-duration>
    <meta:editing-cycles>8</meta:editing-cycles>
    <meta:document-statistic meta:table-count="0" meta:image-count="0" meta:object-count="0" meta:page-count="1" meta:paragraph-count="42" meta:word-count="171" meta:character-count="589" meta:non-whitespace-character-count="442"/>
  </office:meta>
</office:document-meta>
</file>